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ng... Dong... Dong... Le clocher de l'église sonnait huit heures du matin. Ou neuf ? Qu'importe. Erland était trop distrait par le papillon-licorne qui lui volait dans les plumes pour compter correctement. D'ailleurs, maintenant qu'on mettait le doigt dessus, il y en avait plusieurs en fait. Des papillons. Deux. Peut-être trois. Non. Deux. Mais un à deux têtes. Dont une à deux cornes. Dans ses pattes, quatre cartes. Dix, valet, as, dame. De pique. Erland connaissait ce tour. C'était lui qui l'avait inventé, en fait. Il fallait compter les cartes. Un, deux, trois, quatre. Boum. Voilà le roi. Facile. Cul sec ! Pourquoi le roi tournoyait-il autant dans les airs ? Ça, ça ne faisait pas partie du tour.</text:p>
      <text:p text:style-name="Standard"/>
      <text:p text:style-name="Standard">Dong... Ding... Clang... Oui bah ça va, on a compris qu'il est midi. Perturber ainsi une représentation de magie, qu'il était impoli ce clocher. Autant de bruit, de si bon matin. Le magicien commençait à en avoir mal à la tête. Et voilà la belle au bois dormant qui débarque. Et qui galoche le roi de pique. Oklm. En voilà des manières. Ding... Ping... Burp... NAN MAIS C'EST PAS BIENTÔT FINI CE BOR... Attends. « Burp » ? C'est pas le son d'une cloche ça. Non, ça c'est un bruit que le garçon ne connaît que trop bien.</text:p>
      <text:p text:style-name="Standard"/>
      <text:p text:style-name="Standard">-Astrid, j'te jure que si t'as [i]encore[/i] gerbé sur ma cape, j'te bute.</text:p>
      <text:p text:style-name="Standard"/>
      <text:p text:style-name="Standard">Sans bouger de sa position fœtale, les deux mains sur les tempes tentant en vain d'apaiser les souffrances causées par les barres de métal -celle métaphorique qui lui transperçait le crâne et celle, bien réelle, que le geôlier était en train de tambouriner sans aucun respect du sommeil des honnêtes gens-, Erland invectiva sa collègue, ne doutant pas une seule seconde que le bruit ragoûtant qu'il venait d'entendre était de son fait. Le son d'une autre voix, plus inédite, piqua en revanche sa curiosité et le força à se tourner légèrement pour regarder par dessus son épaule. L'ancien noble parvint non sans mal à entrouvrir un œil, qu'il referma presque instantanément. Too soon. </text:p>
      <text:p text:style-name="Standard"/>
      <text:p text:style-name="Standard">Clairement, ils s'étaient mis une sacrée charge la veille. Tellement grosse que le garçon n'avait pas fini de redescendre et était encore saoul. Ça ou ils étaient dans une geôle qui tournait sur elle-même. Nouveau moyen de torture, peut-être ? Attends... Une geôle ? Fuck. Erland tenta sans succès de mobiliser sa mémoire. Qu'est-ce qu'ils avaient encore pu bien faire pour terminer en cellule ? Accompagnés pour une fois de Lutzi, de surcroît. Enfin si la troisième voix lui appartenait bien, comme lui lui suggérait son esprit embrumé. Sans même daigner regarder son interlocuteur, il leva un doigt vacillant dans la direction approximative de là où il avait entendu la voix -ou plutôt le dégobillage- d'Astrid.</text:p>
      <text:p text:style-name="Standard"/>
      <text:p text:style-name="Standard">-C'est sa faute. Les... trucs dont vous nous accusez. Quels qu'ils soient. Cé el ! </text:p>
      <text:p text:style-name="P1">Si la situation n'avait pas été aussi problématique, elle aurait été hilarante. Entre leur maton qui jouait le dur, Lutzi qui cherchait à tout prix à se tirer de cette sale affaire et le duo infernal composé d'Astrid et d'Erland qui, habitués qu'ils étaient à ce genre de conclusion, prenaient toute la scène avec un léger et une dérision qui juraient fortement avec le sérieux des deux autres protagonistes. Toujours allongé en position latérale d'agonie, le magicien pouffa à la réponse de sa collègue. </text:p>
      <text:p text:style-name="Standard"/>
      <text:p text:style-name="Standard">-Grave. J'suis vraiment un ami indigne. J'verserais bien une petite larme pour toi si j'avais pas peur de pleurer de l'alcool. </text:p>
      <text:p text:style-name="Standard"/>
      <text:p text:style-name="Standard">L'un de leurs geôliers sembla s'adresser à lui, déplorant son refus de décliner son identité d'une manière un peu trop autoritaire au goût de l'ancien noble qui daigna finalement tourner sa tête en direction de la porte de leur cellule où se trouvait le principal responsable de tout ce barouf. Il arqua un sourcil excessivement méprisant avant de se lever non sans mal. Dans un concert de gémissements plaintifs dignes d'un condamné à mort, Erland se traîna jusqu'aux barreaux, qu'il empoigna d'une main peu assurée, sans doute plus pour s'aider à garder l'équilibre que pour tenter d'impressionner les gardiens.</text:p>
      <text:p text:style-name="Standard"/>
      <text:p text:style-name="Standard">-Donne-moi ton nom, maton, et je te donnerai le mieeeeeeeeh... tu vas où, là ?!</text:p>
      <text:p text:style-name="Standard"/>
      <text:p text:style-name="Standard">Au beau milieu de sa tirade de bogoss, le pitbull quittait les lieux sans autre forme de procès, vraisemblablement appelé par le devoir. La bouche de l'homme à tout faire s'étira dans un majestueux « Ô » devant l'impolitesse de ce grossier personnage. Le deuxième homme -car apparemment oui, ils étaient deux, contrairement à ce que les sens pourtant particulièrement aiguisés en cette belle journée de gueule de bois le lui avaient suggéré- s'approcha à son tour, s'asseyant sur un tabouret aux allures assez inconfortables avant de prendre la parole, plus calmement cette fois-ci.</text:p>
      <text:p text:style-name="Standard"/>
      <text:p text:style-name="Standard">-Soit. Toi ou l'autre, même combat. Donne-moi ton nom, maaa... Ah mais putain, vous allez me laisser la finir cette tirade ? Pfff... Bon. Dragmar, du coup ? Mes condoléances. Moi c'est Erland Dalgaard. Il se tourna vers Astrid. C'est ma grande sœur. Hein, Tritri ?</text:p>
      <text:p text:style-name="Standard"/>
      <text:p text:style-name="Standard">Finalement, ce mal de crâne était plutôt bienvenu. La douleur aidait Erland à résister à l'envie sinon irrépressible qu'il avait d'éclater de rire. Entre Lutzi qui était blême à l'idée d'être en prison et Astrid qui énumérait calmement une liste de « méfaits » pour lesquels les deux acolytes avaient été reconnus multi-récidivistes depuis bien longtemps, le contraste était saisissant. Le garçon aux cheveux argentés se mit à hocher la tête au rythme auquel Astrid lisait leurs exploits. Quand elle eut fini, il se tourna à nouveau vers l'adjudant et lui adressa un grand sourire.</text:p>
      <text:p text:style-name="Standard"/>
      <text:p text:style-name="Standard">-Voilà, tout ça. Rien de si « invraisemblable », si ? On sait, c'est pas bien. Promis, on recommencera pas ! On peut partir maintenant, m'sieur l'adjudaaaaaaaaaaa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24T12:24:27.63</meta:creation-date>
    <dc:date>2020-03-03T17:39:21.33</dc:date>
    <meta:editing-duration>PT3H37M6S</meta:editing-duration>
    <meta:editing-cycles>268</meta:editing-cycles>
    <meta:generator>OpenOffice/4.1.7$Win32 OpenOffice.org_project/417m1$Build-9800</meta:generator>
    <meta:document-statistic meta:table-count="0" meta:image-count="0" meta:object-count="0" meta:page-count="2" meta:paragraph-count="14" meta:word-count="956" meta:character-count="5699"/>
  </office:meta>
</office:document-meta>
</file>